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_20__28_user_29_">
      <style:text-properties fo:language="none" fo:country="none" style:language-asian="none" style:country-asian="none"/>
    </style:style>
    <style:style style:name="P2" style:family="paragraph" style:parent-style-name="Standard_20__28_user_29_" style:master-page-name="Standard">
      <style:paragraph-properties fo:text-align="justify" style:justify-single-word="false" style:page-number="auto"/>
    </style:style>
    <style:style style:name="T1" style:family="text">
      <style:text-properties style:font-name="Liberation Serif1" style:font-name-complex="Liberation Serif1"/>
    </style:style>
    <style:style style:name="T2" style:family="text">
      <style:text-properties style:font-name="Liberation Serif1" fo:font-style="italic" style:font-style-asian="italic" style:font-name-complex="Liberation Serif1" style:font-style-complex="italic"/>
    </style:style>
    <style:style style:name="T3" style:family="text">
      <style:text-properties style:font-name="Liberation Serif1" style:font-name-asian="Liberation Serif1" style:font-name-complex="Liberation Serif1"/>
    </style:style>
    <style:style style:name="T4" style:family="text">
      <style:text-properties style:text-position="super 58%" style:font-name="Liberation Serif1" style:font-name-complex="Liberation Serif1"/>
    </style:style>
    <style:style style:name="fr1" style:family="graphic" style:parent-style-name="Graphics">
      <style:graphic-properties fo:margin-left="0.1256in" fo:margin-right="0.1256in" style:wrap="parallel" style:number-wrapped-paragraphs="no-limit" style:wrap-contour="false" style:vertical-pos="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ource_20_Text"><text:span text:style-name="T1"/></text:span></text:p>
      <text:p text:style-name="Standard_20__28_user_29_"><text:span text:style-name="Source_20_Text"><text:span text:style-name="T1">В аквариуме две рыбки замер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с сёстрами привезли с моря.</text:span></text:span></text:p>
      <text:p text:style-name="Standard_20__28_user_29_"><text:span text:style-name="Source_20_Text"><text:span text:style-name="T1">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в эту минуту похоже на кошку. Это первый день после Рождества. Последняя бомба-ракета была час назад, где-то к югу. Клэр получила пышную куклу, Пенелопе достался свитер, в подарок Элизабет платье, которое перейдёт Пенелопе.</text:span></text:span></text:p>
      <text:p text:style-name="Standard_20__28_user_29_"><text:span text:style-name="Source_20_Text"><text:span text:style-name="T1">Пантомима куда дядя Роджер водил их всех сегодня днём называлась </text:span></text:span><text:span text:style-name="Source_20_Text"><text:span text:style-name="T2">Гансель и Гретель</text:span></text:span><text:span text:style-name="Source_20_Text"><text:span text:style-name="T1">.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 в клетке. Смешная старая Ведьма кричала до упаду и залезала на декорации. Красивая Гретель выжидала возле Печи удобный момент….</text:span></text:span></text:p>
      <text:p text:style-name="Standard_20__28_user_29_"><text:span text:style-name="Source_20_Text"><text:span text:style-name="T1">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text:span></text:span></text:p>
      <text:p text:style-name="Standard_20__28_user_29_"/>
      <text:p text:style-name="Standard_20__28_user_29_"><text:span text:style-name="Source_20_Text"><text:span text:style-name="T1">Пусть вас ничто не тревожит,</text:span></text:span></text:p>
      <text:p text:style-name="Standard_20__28_user_29_"><text:span text:style-name="Source_20_Text"><text:span text:style-name="T1">Тогда мы увидим, быть может</text:span></text:span></text:p>
      <text:p text:style-name="Standard_20__28_user_29_"><text:span text:style-name="Source_20_Text"><text:span text:style-name="T1">Что-то, что вам не заметно пока—</text:span></text:span></text:p>
      <text:p text:style-name="Standard_20__28_user_29_"><text:span text:style-name="Source_20_Text"><text:span text:style-name="T1">Большое, злючее, колючее</text:span></text:span></text:p>
      <text:p text:style-name="Standard_20__28_user_29_"><text:span text:style-name="Source_20_Text"><text:span text:style-name="T1">тянется вцепиться вам в бока</text:span></text:span></text:p>
      <text:p text:style-name="Standard_20__28_user_29_"><text:span text:style-name="Source_20_Text"><text:span text:style-name="T1">О, садовнику сегодня радуга нужна,</text:span></text:span></text:p>
      <text:p text:style-name="Standard_20__28_user_29_"><text:span text:style-name="Source_20_Text"><text:span text:style-name="T1">Мусорщик свой галстук нагладил, повязал..</text:span></text:span></text:p>
      <text:p text:style-name="Standard_20__28_user_29_"><text:span text:style-name="Source_20_Text"><text:span text:style-name="T1">И каждый идёт и песенку поёт</text:span></text:span></text:p>
      <text:p text:style-name="Standard_20__28_user_29_"><text:span text:style-name="Source_20_Text"><text:span text:style-name="T1">Вместе с круглым лицом в небесах. Ах!</text:span></text:span></text:p>
      <text:p text:style-name="Standard_20__28_user_29_"/>
      <text:p text:style-name="Standard_20__28_user_29_"><text:span text:style-name="Source_20_Text"><text:span text:style-name="T1">Прекрасный в небе дом из полиэтилена</text:span></text:span></text:p>
      <text:p text:style-name="Standard_20__28_user_29_"><text:span text:style-name="Source_20_Text"><text:span text:style-name="T1">Из платины кегли у тебя в руках—</text:span></text:span></text:p>
      <text:p text:style-name="Standard_20__28_user_29_"><text:span text:style-name="Source_20_Text"><text:span text:style-name="T1">О, мама твоя большой толстый пулемёт</text:span></text:span></text:p>
      <text:p text:style-name="Standard_20__28_user_29_"><text:span text:style-name="Source_20_Text"><text:span text:style-name="T1">А папа страшный молодец</text:span></text:span></text:p>
      <text:p text:style-name="forward"><text:span text:style-name="Source_20_Text">(Шёпотом и стакатто):</text:span></text:p>
      <text:p text:style-name="Standard_20__28_user_29_"><text:span text:style-name="Source_20_Text"><text:span text:style-name="T1">О, менеджер посасывает трубку,</text:span></text:span></text:p>
      <text:p text:style-name="Standard_20__28_user_29_"><text:span text:style-name="Source_20_Text"><text:span text:style-name="T1">Банкиры поедают своих жён,</text:span></text:span></text:p>
      <text:p text:style-name="Standard_20__28_user_29_"><text:span text:style-name="Source_20_Text"><text:span text:style-name="T1">Весь мир вверх дном, ходуном от оркестра</text:span></text:span></text:p>
      <text:p text:style-name="Standard_20__28_user_29_"><text:span text:style-name="Source_20_Text"><text:span text:style-name="T1">Так выверни свои карманы и получи сюрприз—</text:span></text:span></text:p>
      <text:p text:style-name="Standard_20__28_user_29_"/>
      <text:p text:style-name="Standard_20__28_user_29_"><text:span text:style-name="Source_20_Text"><text:span text:style-name="T1">Выверни свои карманы и-получи сюр-приз</text:span></text:span></text:p>
      <text:p text:style-name="Standard_20__28_user_29_"><text:span text:style-name="Source_20_Text"><text:span text:style-name="T1">Там пусто, абсо-лютно ни души!</text:span></text:span></text:p>
      <text:p text:style-name="Standard_20__28_user_29_"><text:span text:style-name="Source_20_Text"><text:span text:style-name="T1">И лампы над ступеньками все гаснут,</text:span></text:span></text:p>
      <text:p text:style-name="Standard_20__28_user_29_"><text:span text:style-name="Source_20_Text"><text:span text:style-name="T1">Окончен бал, сезон для ламп закрыт…</text:span></text:span></text:p>
      <text:p text:style-name="Standard_20__28_user_29_"><text:span text:style-name="Source_20_Text"><text:span text:style-name="T1">А где-то <text:s/>пальмы шепчутся на пляже</text:span></text:span></text:p>
      <text:p text:style-name="Standard_20__28_user_29_"><text:span text:style-name="Source_20_Text"><text:span text:style-name="T1">Спасатель не устаёт вздыхать,</text:span></text:span></text:p>
      <text:p text:style-name="Standard_20__28_user_29_"><text:span text:style-name="Source_20_Text"><text:span text:style-name="T1">А голоса, что слышишь ты, это Парень и Девушка Года,</text:span></text:span></text:p>
      <text:p text:style-name="Standard_20__28_user_29_"><text:span text:style-name="Source_20_Text"><text:span text:style-name="T1">Из тех детей, кто должен научится умирать….</text:span></text:span></text:p>
      <text:p text:style-name="Standard_20__28_user_29_"><text:soft-page-break/></text:p>
      <text:p text:style-name="Standard_20__28_user_29_"><text:span text:style-name="Source_20_Text"><text:span text:style-name="T1">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ится: поначалу не более, чем дрожание, как будто от источника тепла перед пустым креслом.</text:span></text:span></text:p>
      <text:p text:style-name="Standard_20__28_user_29_"><text:span text:style-name="Source_20_Text"><text:span text:style-name="T1">–</text:span></text:span><text:span text:style-name="Source_20_Text"><text:span text:style-name="T3"> </text:span></text:span><text:span text:style-name="Source_20_Text"><text:span text:style-name="T1">Нет,– шепчет она громко.– <text:s/>Я не хочу. Ты не он. Я не знаю кто ты, но ты не мой отец. Уходи.</text:span></text:span></text:p>
      <text:p text:style-name="Standard_20__28_user_29_"><text:span text:style-name="Source_20_Text"><text:span text:style-name="T1">Его подлокотники и ножки напряжённо молчат. Она всматривается.</text:span></text:span></text:p>
      <text:p text:style-name="Standard_20__28_user_29_"><text:span text:style-name="Source_20_Text"><text:span text:style-name="T2">Я только хочу навестить тебя.</text:span></text:span></text:p>
      <text:p text:style-name="Standard_20__28_user_29_"><text:span text:style-name="Source_20_Text"><text:span text:style-name="T1">–</text:span></text:span><text:span text:style-name="Source_20_Text"><text:span text:style-name="T3"> </text:span></text:span><text:span text:style-name="Source_20_Text"><text:span text:style-name="T1">Ты хочешь меня сделать одержимой.</text:span></text:span></text:p>
      <text:p text:style-name="Standard_20__28_user_29_"><text:span text:style-name="Source_20_Text"><text:span text:style-name="T1">Демонические одержимости не новость в этом доме. Это действительно Кайт, её отец? он прибран когда она была вдвое моложе, чем сейчас и теперь вернулся не человеком, которого она знала, но просто оболочкой—с мягким мяском слизня души, что улыбается и любит, что чувствует свою смертность, либо сгнившую, либо отодранную шестерёнками смерти-при-правительстве—процес в котором живые души нехотя становятся демонами известными в основном потоке восприемствования Западной магии как Клиппоты, Оболочки Мёртвых…. То же самое нынешнее распределение делает с приличными мужчинами и женщинами полностью по эту сторону от могилы. Ни в одном из данных процессов не ни достоинства, ни жалости. Матерям и отцам создают условия для умышленного умирания некоторым образом <text:s/>из наиболее <text:s/>предпочитаемых: довести себя до рака или сердечного приступа, попасть в автокатастрофу, уйти погибнуть на Войне—бросая своих детей в лесу одних. Тебе всегда станут говорить, что отцы «взяты», но отцы только бросают—т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отца, который ещё не умер, человека,которого ты любишь и должен наблюдать как оно происходит….</text:span></text:span></text:p>
      <text:p text:style-name="Standard_20__28_user_29_"><text:span text:style-name="Source_20_Text"><text:span text:style-name="T1">На кухне, вода в чайнике колотиться, скрипит к вскипанию, а снаружи дует ветер. Где-то, на другой улице, срывается лист шифера крыши и падает. Роджер охватил холодные руки Джессики, чтобы согреть их у себя на груди, чувствует их, ледяные, сквозь свитер и рубашку, прижаты к нему. Но она стоит отстранённо, дрожит. Он хочет согреть её всю, не только комичные конечности, хочет сверх разумной надежды. Сердце его колотится как вскипающий чайник.</text:span></text:span></text:p>
      <text:p text:style-name="Standard_20__28_user_29_"><text:span text:style-name="Source_20_Text"><text:span text:style-name="T1">Уже начало открываться: насколько легко она может уйти. В первый раз он понимает почему это равносильно смертности, и почему ему хочется плакать, когда она уходит. Он учится распознавать время, когда её ничто не держит, кроме его тощих рук на 20 отжиманий…. Если она уйдёт, то уже не имеет значения как падают ракеты. Но совпадения карт, девушек, и ракетных ударов вошли в него молча, молчаливые как лёд, и молекулы Квислинга сыпанули решётчато заморозить его. Если бы он мог чаще бывать с нею… если б это случилось, когда они были вместе—в другое время это могло бы звучать романтично, однако, в культуре смерти, определённые ситуации просто более популярная тема, чем другие—но они так часто разделены….</text:span></text:span></text:p>
      <text:p text:style-name="Standard_20__28_user_29_"><text:span text:style-name="Source_20_Text"><text:span text:style-name="T1">Если её не достанут ракеты, всё равно остаётся её лейтенант. Чёртов Бобёр/Джереми и </text:span></text:span><text:span text:style-name="Source_20_Text"><text:span text:style-name="T2">есть</text:span></text:span><text:span text:style-name="Source_20_Text"><text:span text:style-name="T1"> Война, он каждое из утверждений когда-либо выдвинутых ёбаной Войной—что мы предназначены для работы и правительства, для бережливой экономности: и что это всё должно быть выше любви, мечты, духа, чувств и прочей второ-классной ерунды, что попадается в бездельные и бездумные часы бодрствования…. К чёрту их, они неправы. Они безумны. Джереми заберёт её словно сам Ангел в свё безрадостное выдро-словное прозябание, а Роджер будет забыт, забавный маньяк, но не имеющий места в рационализированном ритуале власти, которым станет наступающий мир. Она будет подчиняться приказам своего мужа, будет домашним бюрократом, младшим партнёром, и вспоминать Роджера, если вообще будет, как </text:span></text:span><text:soft-page-break/><text:span text:style-name="Source_20_Text"><text:span text:style-name="T1">ошибку, которую, слава Богу, она не совершила…. О, он чувствует как накатывает волна бешенства—как чёрт побери сможет выжить он без неё? Она британские накладки для тепла для его сутулых плечей, и зимующий воробей, которого он держит в своих ладонях. Она его глубочайшая невинность в пространствах сена и кущей прежде, чем желания получили раздельные наименования предупредить, что они могут и не сбыться и его гибкая парижская дочка радости, под вечным зеркалом, изменчивым ароматом, декольте от подмышек, всё это запросто сработает, для того, чтоб его обездолить ради более достойной любви.</text:span></text:span></text:p>
      <text:p text:style-name="Standard_20__28_user_29_"><text:span text:style-name="Source_20_Text"><text:span text:style-name="T1">Ты перех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вероятный….</text:span></text:span></text:p>
      <text:p text:style-name="Standard_20__28_user_29_"><text:span text:style-name="Source_20_Text"><text:span text:style-name="T1">Его деяние веры. На улице ребятишки поют:</text:span></text:span></text:p>
      <text:p text:style-name="Standard_20__28_user_29_"/>
      <text:p text:style-name="Standard_20__28_user_29_"><text:span text:style-name="Source_20_Text"><text:span text:style-name="T1">Слышишь, ангелы сходят с небес, трубя:</text:span></text:span></text:p>
      <text:p text:style-name="Standard_20__28_user_29_"><text:span text:style-name="Source_20_Text"><text:span text:style-name="T1">М-с Симпсон украла нашего Короля…</text:span></text:span></text:p>
      <text:p text:style-name="Standard_20__28_user_29_"/>
      <text:p text:style-name="Standard_20__28_user_29_"><text:span text:style-name="Source_20_Text"><text:span text:style-name="T1">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лежать там, ухохатываясь, пока она с воплями бегает по комнате. Нэнси, сесрта Джессики выходит из уборной прекратить что становится уже полномасштабнойц ссорой между Элизабет и Клэр. Джессика делает шаг назад от Роджера, чтобы высморкаться. Звук знаком ему как пение птички ик-ик-ик-ик НГАННГГ и платочек убирается… –«О, суббер дуббер»,– говорит она,–«бахоже я батхватила простуду».</text:span></text:span></text:p>
      <text:p text:style-name="Standard_20__28_user_29_"><text:span text:style-name="Source_20_Text"><text:span text:style-name="T1">Ты подхватила Войну. Она заразная, <text:s/>ты и я не знаем как уберечься. О, Джес. Джессика. Не покидай меня….</text:span></text:span></text:p>
      <text:p text:style-name="P1"><draw:frame draw:style-name="fr1" draw:name="Image22" text:anchor-type="char" svg:width="6.9252in" svg:height="0.3661in" draw:z-index="0"><draw:image xlink:href="Pictures/1000000000000B720000009B428C9716555D8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2402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6-09T09:33:40.642788218</dc:date>
    <meta:editing-cycles>43</meta:editing-cycles>
    <meta:editing-duration>P7DT19H53M2S</meta:editing-duration>
    <meta:generator>LibreOffice/6.1.5.2$Linux_X86_64 LibreOffice_project/10$Build-2</meta:generator>
    <meta:document-statistic meta:table-count="0" meta:image-count="1" meta:object-count="0" meta:page-count="3" meta:paragraph-count="45" meta:word-count="1201" meta:character-count="7754" meta:non-whitespace-character-count="6600"/>
  </office:meta>
</office:document-meta>
</file>